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4.524cm"/>
    </style:style>
    <style:style style:name="gr2" style:family="graphic" style:parent-style-name="standard">
      <style:graphic-properties draw:stroke="none" draw:fill="none" fo:min-height="1.5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svg:stroke-color="#008000" draw:marker-start="Arrowheads_20_1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marker-end="Arrowheads_20_1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fo:min-height="3.269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color="#ff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color="#355e00" fo:font-size="10pt" style:font-size-asian="10pt" style:font-size-complex="10pt"/>
    </style:style>
    <style:style style:name="P5" style:family="paragraph">
      <style:text-properties fo:color="#ff00ff" fo:font-size="10pt" style:font-size-asian="10pt" style:font-size-complex="10pt"/>
    </style:style>
    <style:style style:name="P6" style:family="paragraph">
      <style:text-properties fo:color="#996633" fo:font-size="10pt" style:font-size-asian="10pt" style:font-size-complex="10pt"/>
    </style:style>
    <style:style style:name="P7" style:family="paragraph">
      <style:text-properties fo:color="#ff6309" fo:font-size="10pt" style:font-size-asian="10pt" style:font-size-complex="10pt"/>
    </style:style>
    <style:style style:name="P8" style:family="paragraph">
      <style:text-properties fo:color="#5e11a6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355e00" fo:font-size="10pt" style:font-size-asian="10pt" style:font-size-complex="10pt"/>
    </style:style>
    <style:style style:name="T4" style:family="text">
      <style:text-properties fo:color="#4c1900" fo:font-size="10pt" style:font-size-asian="10pt" style:font-size-complex="10pt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ff" fo:font-size="10pt" style:font-size-asian="10pt" style:font-size-complex="10pt"/>
    </style:style>
    <style:style style:name="T8" style:family="text">
      <style:text-properties fo:color="#996633" fo:font-size="10pt" style:font-size-asian="10pt" style:font-size-complex="10pt"/>
    </style:style>
    <style:style style:name="T9" style:family="text">
      <style:text-properties fo:color="#5e11a6" fo:font-size="10pt" style:font-size-asian="10pt" style:font-size-complex="10pt"/>
    </style:style>
    <style:style style:name="T10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cm" svg:height="4.774cm" svg:x="14.267cm" svg:y="1.412cm">
          <draw:text-box>
            <text:p><text:span text:style-name="T1">0000008c &lt;function&gt;:</text:span></text:p>
            <text:p><text:span text:style-name="T2">int function(int x){</text:span></text:p>
            <text:p><text:span text:style-name="T1"><text:tab/></text:span><text:span text:style-name="T1"> <text:s/></text:span><text:span text:style-name="T1"><text:tab/></text:span><text:span text:style-name="T1"> <text:s/></text:span><text:span text:style-name="T3">8c:</text:span><text:span text:style-name="T1"><text:tab/></text:span><text:span text:style-name="T1">37 9c ff f8 </text:span><text:span text:style-name="T1"><text:tab/></text:span><text:span text:style-name="T1">addi sp,sp,-8</text:span></text:p>
            <text:p><text:span text:style-name="T1"><text:tab/></text:span><text:span text:style-name="T4"><text:tab/></text:span><text:span text:style-name="T4"> <text:s/></text:span><text:span text:style-name="T4">90:</text:span><text:span text:style-name="T4"><text:tab/></text:span><text:span text:style-name="T4">5b 9d 00 04 </text:span><text:span text:style-name="T4"><text:tab/></text:span><text:span text:style-name="T4">sw (sp+4),ra</text:span></text:p>
            <text:p><text:span text:style-name="T4"><text:tab/></text:span><text:span text:style-name="T4"><text:tab/></text:span><text:span text:style-name="T4"> <text:s/></text:span><text:span text:style-name="T4">94:</text:span><text:span text:style-name="T4"><text:tab/></text:span><text:span text:style-name="T4">5b 81 00 08 </text:span><text:span text:style-name="T4"><text:tab/></text:span><text:span text:style-name="T4">sw (sp+8),r1</text:span></text:p>
            <text:p><text:span text:style-name="T2"><text:s text:c="2"/></text:span><text:span text:style-name="T2">return x;</text:span></text:p>
            <text:p><text:span text:style-name="T1"><text:tab/></text:span><text:span text:style-name="T1"><text:tab/></text:span><text:span text:style-name="T1"> <text:s/></text:span><text:span text:style-name="T1">98:</text:span><text:span text:style-name="T1"><text:tab/></text:span><text:span text:style-name="T1">2b 81 00 08 </text:span><text:span text:style-name="T1"><text:tab/></text:span><text:span text:style-name="T1">lw r1,(sp+8)</text:span></text:p>
            <text:p><text:span text:style-name="T1"><text:tab/></text:span><text:span text:style-name="T1"><text:tab/></text:span><text:span text:style-name="T1"> <text:s/></text:span><text:span text:style-name="T1">9c:</text:span><text:span text:style-name="T1"><text:tab/></text:span><text:span text:style-name="T1">2b 9d 00 04 </text:span><text:span text:style-name="T1"><text:tab/></text:span><text:span text:style-name="T1">lw ra,(sp+4)</text:span></text:p>
            <text:p><text:span text:style-name="T1"/></text:p>
            <text:p><text:span text:style-name="T1"><text:tab/></text:span><text:span text:style-name="T1"><text:tab/></text:span><text:span text:style-name="T1"> <text:s/></text:span><text:span text:style-name="T1">a0:</text:span><text:span text:style-name="T1"><text:tab/></text:span><text:span text:style-name="T1">37 9c 00 08 </text:span><text:span text:style-name="T1"><text:tab/></text:span><text:span text:style-name="T1">addi sp,sp,8</text:span></text:p>
            <text:p><text:span text:style-name="T1"><text:tab/></text:span><text:span text:style-name="T1"><text:tab/></text:span><text:span text:style-name="T1"> <text:s/></text:span><text:span text:style-name="T1">a4:</text:span><text:span text:style-name="T1"><text:tab/></text:span><text:span text:style-name="T1">c3 a0 00 00 </text:span><text:span text:style-name="T1"><text:tab/></text:span><text:span text:style-name="T5">ret</text:span></text:p>
          </draw:text-box>
        </draw:frame>
        <draw:frame draw:style-name="gr2" draw:layer="layout" svg:width="11.572cm" svg:height="2.615cm" svg:x="0.741cm" svg:y="3.453cm">
          <draw:text-box>
            <text:p><text:span text:style-name="T2">result1 = function(0x30);</text:span></text:p>
            <text:p><text:span text:style-name="T1"><text:tab/></text:span><text:span text:style-name="T1"> </text:span><text:span text:style-name="T1"><text:tab/></text:span><text:span text:style-name="T1"><text:tab/></text:span><text:span text:style-name="T6">308:</text:span><text:span text:style-name="T6"><text:tab/></text:span><text:span text:style-name="T6">34 01 00 30 </text:span><text:span text:style-name="T6"><text:tab/></text:span><text:span text:style-name="T6">mvi r1,48</text:span></text:p>
            <text:p><text:span text:style-name="T6"/></text:p>
            <text:p><text:span text:style-name="T1"><text:tab/></text:span><text:span text:style-name="T1"> </text:span><text:span text:style-name="T1"><text:tab/></text:span><text:span text:style-name="T1"><text:tab/></text:span><text:span text:style-name="T3">30c:</text:span><text:span text:style-name="T3"><text:tab/></text:span><text:span text:style-name="T3">fb ff ff 60 </text:span><text:span text:style-name="T3"><text:tab/></text:span><text:span text:style-name="T3">calli 8c &lt;function&gt;</text:span></text:p>
            <text:p><text:span text:style-name="T1"/></text:p>
            <text:p><text:span text:style-name="T1"><text:tab/></text:span><text:span text:style-name="T1"> </text:span><text:span text:style-name="T1"><text:tab/></text:span><text:span text:style-name="T1"><text:tab/></text:span><text:span text:style-name="T5">310:</text:span><text:span text:style-name="T1"><text:tab/></text:span><text:span text:style-name="T1">5b 81 00 1c </text:span><text:span text:style-name="T1"><text:tab/></text:span><text:span text:style-name="T1">sw (sp+28),r1</text:span></text:p>
          </draw:text-box>
        </draw:frame>
        <draw:frame draw:style-name="gr3" draw:text-style-name="P2" xml:id="id1" draw:id="id1" draw:layer="layout" svg:width="4.054cm" svg:height="0.645cm" svg:x="7.649cm" svg:y="2.173cm">
          <draw:text-box>
            <text:p><text:span text:style-name="T6">1. Paso de parámetros</text:span></text:p>
          </draw:text-box>
        </draw:frame>
        <draw:custom-shape draw:style-name="gr4" draw:text-style-name="P3" xml:id="id2" draw:id="id2" draw:layer="layout" svg:width="5.513cm" svg:height="0.469cm" svg:x="4.734cm" svg:y="3.85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676cm" svg:y1="2.818cm" svg:x2="7.49cm" svg:y2="3.856cm" draw:start-shape="id1" draw:start-glue-point="2" draw:end-shape="id2" draw:end-glue-point="0" svg:d="m9676 2818v518h-2186v520">
          <text:p/>
        </draw:connector>
        <draw:custom-shape draw:style-name="gr4" draw:text-style-name="P3" xml:id="id3" draw:id="id3" draw:layer="layout" svg:width="6.728cm" svg:height="0.469cm" svg:x="4.733cm" svg:y="4.67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4" draw:id="id4" draw:layer="layout" svg:width="3.753cm" svg:height="0.645cm" svg:x="10.964cm" svg:y="5.424cm">
          <draw:text-box>
            <text:p><text:span text:style-name="T3">2. Llamado a función</text:span></text:p>
          </draw:text-box>
        </draw:frame>
        <draw:connector draw:style-name="gr6" draw:text-style-name="P3" draw:layer="layout" svg:x1="11.461cm" svg:y1="4.911cm" svg:x2="12.84cm" svg:y2="5.424cm" draw:start-shape="id3" draw:start-glue-point="1" draw:end-shape="id4" draw:end-glue-point="0" svg:d="m11461 4911h1379v513">
          <text:p/>
        </draw:connector>
        <draw:custom-shape draw:style-name="gr4" draw:text-style-name="P3" xml:id="id5" draw:id="id5" draw:layer="layout" svg:width="0.806cm" svg:height="0.469cm" svg:x="17.058cm" svg:y="2.25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.214cm" svg:x1="17.058cm" svg:y1="2.488cm" svg:x2="14.717cm" svg:y2="5.746cm" draw:start-shape="id5" draw:start-glue-point="3" draw:end-shape="id4" svg:d="m17058 2488h-957v3258h-1384">
          <text:p/>
        </draw:connector>
        <draw:custom-shape draw:style-name="gr4" draw:text-style-name="P3" xml:id="id7" draw:id="id7" draw:layer="layout" svg:width="6.728cm" svg:height="0.836cm" svg:x="16.542cm" svg:y="2.7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6" draw:id="id6" draw:layer="layout" svg:width="4.519cm" svg:height="1.039cm" svg:x="23.633cm" svg:y="1.423cm">
          <draw:text-box>
            <text:p><text:span text:style-name="T7">3. Almacena los registros </text:span></text:p>
            <text:p><text:span text:style-name="T7">que va a utilizar y ra</text:span></text:p>
          </draw:text-box>
        </draw:frame>
        <draw:connector draw:style-name="gr8" draw:text-style-name="P3" draw:layer="layout" svg:x1="25.892cm" svg:y1="2.462cm" svg:x2="23.27cm" svg:y2="3.121cm" draw:start-shape="id6" draw:start-glue-point="2" draw:end-shape="id7" draw:end-glue-point="1" svg:d="m25892 2462v659h-2622">
          <text:p/>
        </draw:connector>
        <draw:custom-shape draw:style-name="gr4" draw:text-style-name="P3" xml:id="id9" draw:id="id9" draw:layer="layout" svg:width="6.728cm" svg:height="0.836cm" svg:x="16.541cm" svg:y="3.846cm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8" draw:id="id8" draw:layer="layout" svg:width="4.579cm" svg:height="1.039cm" svg:x="23.634cm" svg:y="3.724cm">
          <draw:text-box>
            <text:p><text:span text:style-name="T8">4. Restaura el valor de los</text:span></text:p>
            <text:p><text:span text:style-name="T8">registros utilizados</text:span></text:p>
          </draw:text-box>
        </draw:frame>
        <draw:connector draw:style-name="gr8" draw:text-style-name="P3" draw:layer="layout" svg:x1="23.634cm" svg:y1="4.243cm" svg:x2="23.269cm" svg:y2="4.264cm" draw:start-shape="id8" draw:start-glue-point="3" draw:end-shape="id9" draw:end-glue-point="1" svg:d="m23634 4243h-182v21h-183">
          <text:p/>
        </draw:connector>
        <draw:custom-shape draw:style-name="gr4" draw:text-style-name="P3" draw:layer="layout" svg:width="6.728cm" svg:height="0.428cm" svg:x="16.539cm" svg:y="5.488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11" draw:id="id11" draw:layer="layout" svg:width="5.684cm" svg:height="1.039cm" svg:x="11.78cm" svg:y="6.406cm">
          <draw:text-box>
            <text:p><text:span text:style-name="T5">5. Retorno a la siguiente posición</text:span></text:p>
            <text:p><text:span text:style-name="T5">del llamado</text:span></text:p>
          </draw:text-box>
        </draw:frame>
        <draw:custom-shape draw:style-name="gr9" draw:text-style-name="P3" xml:id="id10" draw:id="id10" draw:layer="layout" svg:width="0.775cm" svg:height="0.428cm" svg:x="20.737cm" svg:y="5.488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1.124cm" svg:y1="5.916cm" svg:x2="17.464cm" svg:y2="6.925cm" draw:start-shape="id10" draw:start-glue-point="2" draw:end-shape="id11" draw:end-glue-point="1" svg:d="m21124 5916v1009h-3660">
          <text:p/>
        </draw:connector>
        <draw:connector draw:style-name="gr8" draw:text-style-name="P3" draw:layer="layout" svg:x1="11.78cm" svg:y1="6.925cm" svg:x2="5.123cm" svg:y2="5.915cm" draw:start-shape="id11" draw:start-glue-point="3" draw:end-shape="id12" draw:end-glue-point="2" svg:d="m11780 6925h-6657v-1010">
          <text:p/>
        </draw:connector>
        <draw:custom-shape draw:style-name="gr9" draw:text-style-name="P3" xml:id="id12" draw:id="id12" draw:layer="layout" svg:width="0.775cm" svg:height="0.428cm" svg:x="4.736cm" svg:y="5.4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2.346cm" svg:height="0.454cm" svg:x="8.517cm" svg:y="5.547cm">
          <text:p/>
          <draw:enhanced-geometry svg:viewBox="0 0 21600 21600" draw:type="rectangle" draw:enhanced-path="M 0 0 L 21600 0 21600 21600 0 21600 0 0 Z N"/>
        </draw:custom-shape>
        <draw:frame draw:style-name="gr3" draw:text-style-name="P8" xml:id="id13" draw:id="id13" draw:layer="layout" svg:width="7.987cm" svg:height="0.645cm" svg:x="11.694cm" svg:y="7.411cm">
          <draw:text-box>
            <text:p><text:span text:style-name="T9">6. R1 almacena el valor retornado por la función</text:span></text:p>
          </draw:text-box>
        </draw:frame>
        <draw:connector draw:style-name="gr8" draw:text-style-name="P3" draw:layer="layout" svg:x1="11.694cm" svg:y1="7.733cm" svg:x2="9.69cm" svg:y2="6.001cm" draw:start-shape="id13" draw:start-glue-point="3" draw:end-shape="id14" draw:end-glue-point="2" svg:d="m11694 7733h-2004v-1732">
          <text:p/>
        </draw:connector>
        <draw:frame draw:style-name="gr10" draw:text-style-name="P1" draw:layer="layout" svg:width="7.263cm" svg:height="6.949cm" svg:x="3.04cm" svg:y="9.088cm">
          <draw:text-box>
            <text:p><text:span text:style-name="T2"/></text:p>
            <text:p><text:span text:style-name="T2">for(loop = 0; loop == 100000000; loop++){</text:span></text:p>
            <text:p><text:span text:style-name="T10"><text:tab/></text:span><text:span text:style-name="T10"> </text:span><text:span text:style-name="T10">39c:</text:span><text:span text:style-name="T10"><text:tab/></text:span><text:span text:style-name="T10">mvi r1,0</text:span></text:p>
            <text:p><text:span text:style-name="T10"><text:tab/></text:span><text:span text:style-name="T10"> </text:span><text:span text:style-name="T10">3a0:</text:span><text:span text:style-name="T10"><text:tab/></text:span><text:span text:style-name="T10">sb (fp+3),r1</text:span></text:p>
            <text:p><text:span text:style-name="T10"><text:tab/></text:span><text:span text:style-name="T10"> </text:span><text:span text:style-name="T10">3a4:</text:span><text:span text:style-name="T10"><text:tab/></text:span><text:span text:style-name="T10">mvi r1,0</text:span></text:p>
            <text:p><text:span text:style-name="T10"><text:tab/></text:span><text:span text:style-name="T10"> </text:span><text:span text:style-name="T10">3a8:</text:span><text:span text:style-name="T10"><text:tab/></text:span><text:span text:style-name="T10">sb (fp+3),r1</text:span></text:p>
            <text:p><text:span text:style-name="T10"><text:tab/></text:span><text:span text:style-name="T10"> </text:span><text:span text:style-name="T10">3ac:</text:span><text:span text:style-name="T10"><text:tab/></text:span><text:span text:style-name="T10">bi 3c4</text:span></text:p>
            <text:p><text:span text:style-name="T2"><text:s text:c="4"/></text:span><text:span text:style-name="T2">asm("nop;nop");</text:span></text:p>
            <text:p><text:span text:style-name="T10"><text:tab/></text:span><text:span text:style-name="T10"> </text:span><text:span text:style-name="T10">3b0:</text:span><text:span text:style-name="T10"><text:tab/></text:span><text:span text:style-name="T10">nop</text:span></text:p>
            <text:p><text:span text:style-name="T10"><text:tab/></text:span><text:span text:style-name="T10"> </text:span><text:span text:style-name="T10">3b4:</text:span><text:span text:style-name="T10"><text:tab/></text:span><text:span text:style-name="T10">nop</text:span></text:p>
            <text:p><text:span text:style-name="T10"><text:tab/></text:span><text:span text:style-name="T10"> </text:span><text:span text:style-name="T10">3b8:</text:span><text:span text:style-name="T10"><text:tab/></text:span><text:span text:style-name="T10">lbu r1,(fp+3)</text:span></text:p>
            <text:p><text:span text:style-name="T10"><text:tab/></text:span><text:span text:style-name="T10"> </text:span><text:span text:style-name="T10">3bc:</text:span><text:span text:style-name="T10"><text:tab/></text:span><text:span text:style-name="T10">addi r1,r1,1</text:span></text:p>
            <text:p><text:span text:style-name="T10"><text:tab/></text:span><text:span text:style-name="T10"> </text:span><text:span text:style-name="T10">3c0:</text:span><text:span text:style-name="T10"><text:tab/></text:span><text:span text:style-name="T10">sb (fp+3),r1</text:span></text:p>
            <text:p><text:span text:style-name="T10"><text:tab/></text:span><text:span text:style-name="T10"> </text:span><text:span text:style-name="T10">3c4:</text:span><text:span text:style-name="T10"><text:tab/></text:span><text:span text:style-name="T10">lbu r1,(fp+3)</text:span></text:p>
            <text:p><text:span text:style-name="T10"><text:tab/></text:span><text:span text:style-name="T10"> </text:span><text:span text:style-name="T10">3c8:</text:span><text:span text:style-name="T10"><text:tab/></text:span><text:span text:style-name="T10">mvi r2,9</text:span></text:p>
            <text:p><text:span text:style-name="T10"><text:tab/></text:span><text:span text:style-name="T10"> </text:span><text:span text:style-name="T10">3cc:</text:span><text:span text:style-name="T10"><text:tab/></text:span><text:span text:style-name="T10">bgeu r2,r1,3b0</text:span></text:p>
            <text:p><text:span text:style-name="T2">}</text:span></text:p>
          </draw:text-box>
        </draw:frame>
        <draw:frame draw:style-name="gr10" draw:text-style-name="P1" draw:layer="layout" svg:width="7.92cm" svg:height="4.585cm" svg:x="10.377cm" svg:y="9.093cm">
          <draw:text-box>
            <text:p><text:span text:style-name="T2"><text:s text:c="2"/></text:span><text:span text:style-name="T2">for(loop = 0; loop &lt; 10; loop++){</text:span></text:p>
            <text:p><text:span text:style-name="T10"><text:tab/></text:span><text:span text:style-name="T10"> </text:span><text:span text:style-name="T10">29c:</text:span><text:span text:style-name="T10"><text:tab/></text:span><text:span text:style-name="T10">mvi r1,0</text:span></text:p>
            <text:p><text:span text:style-name="T10"><text:tab/></text:span><text:span text:style-name="T10"> </text:span><text:span text:style-name="T10">2a0:</text:span><text:span text:style-name="T10"><text:tab/></text:span><text:span text:style-name="T10">sb (sp+43),r1</text:span></text:p>
            <text:p><text:span text:style-name="T10"><text:tab/></text:span><text:span text:style-name="T10"> </text:span><text:span text:style-name="T10">2a4:</text:span><text:span text:style-name="T10"><text:tab/></text:span><text:span text:style-name="T10">bi 2b4 </text:span></text:p>
            <text:p><text:span text:style-name="T10"><text:tab/></text:span><text:span text:style-name="T10"> </text:span><text:span text:style-name="T10">2a8:</text:span><text:span text:style-name="T10"><text:tab/></text:span><text:span text:style-name="T10">lbu r1,(sp+43)</text:span></text:p>
            <text:p><text:span text:style-name="T10"><text:tab/></text:span><text:span text:style-name="T10"> </text:span><text:span text:style-name="T10">2ac:</text:span><text:span text:style-name="T10"><text:tab/></text:span><text:span text:style-name="T10">addi r1,r1,1</text:span></text:p>
            <text:p><text:span text:style-name="T10"><text:tab/></text:span><text:span text:style-name="T10"> </text:span><text:span text:style-name="T10">2b0:</text:span><text:span text:style-name="T10"><text:tab/></text:span><text:span text:style-name="T10">sb (sp+43),r1</text:span></text:p>
            <text:p><text:span text:style-name="T10"><text:tab/></text:span><text:span text:style-name="T10"> </text:span><text:span text:style-name="T10">2b4:</text:span><text:span text:style-name="T10"><text:tab/></text:span><text:span text:style-name="T10">lbu r1,(sp+43)</text:span></text:p>
            <text:p><text:span text:style-name="T10"><text:tab/></text:span><text:span text:style-name="T10"> </text:span><text:span text:style-name="T10">2b8:</text:span><text:span text:style-name="T10"><text:tab/></text:span><text:span text:style-name="T10">mvi r2,9</text:span></text:p>
            <text:p><text:span text:style-name="T10"><text:tab/></text:span><text:span text:style-name="T10"> </text:span><text:span text:style-name="T10">2bc:</text:span><text:span text:style-name="T10"><text:tab/></text:span><text:span text:style-name="T10">bgeu r2,r1,2a8</text:span></text:p>
            <text:p><text:span text:style-name="T2"><text:s text:c="2"/></text:span><text:span text:style-name="T2">}</text:span></text:p>
          </draw:text-box>
        </draw:frame>
        <draw:frame draw:style-name="gr10" draw:text-style-name="P1" draw:layer="layout" svg:width="6.545cm" svg:height="4.585cm" svg:x="18.108cm" svg:y="9.069cm">
          <draw:text-box>
            <text:p><text:span text:style-name="T2"><text:s text:c="2"/></text:span><text:span text:style-name="T2">for(loop = 0; loop &gt; 10; loop++){</text:span></text:p>
            <text:p><text:span text:style-name="T10"><text:s/></text:span><text:span text:style-name="T10"><text:tab/></text:span><text:span text:style-name="T10">2c0:</text:span><text:span text:style-name="T10"><text:tab/></text:span><text:span text:style-name="T10">mvi r1,0</text:span></text:p>
            <text:p><text:span text:style-name="T10"><text:tab/></text:span><text:span text:style-name="T10"> </text:span><text:span text:style-name="T10">2c4:</text:span><text:span text:style-name="T10"><text:tab/></text:span><text:span text:style-name="T10">sb (sp+43),r1</text:span></text:p>
            <text:p><text:span text:style-name="T10"><text:tab/></text:span><text:span text:style-name="T10"> </text:span><text:span text:style-name="T10">2c8:</text:span><text:span text:style-name="T10"><text:tab/></text:span><text:span text:style-name="T10">bi 2d8 </text:span></text:p>
            <text:p><text:span text:style-name="T10"><text:tab/></text:span><text:span text:style-name="T10"> </text:span><text:span text:style-name="T10">2cc:</text:span><text:span text:style-name="T10"><text:tab/></text:span><text:span text:style-name="T10">lbu r1,(sp+43)</text:span></text:p>
            <text:p><text:span text:style-name="T10"><text:tab/></text:span><text:span text:style-name="T10"> </text:span><text:span text:style-name="T10">2d0:</text:span><text:span text:style-name="T10"><text:tab/></text:span><text:span text:style-name="T10">addi r1,r1,1</text:span></text:p>
            <text:p><text:span text:style-name="T10"><text:tab/></text:span><text:span text:style-name="T10"> </text:span><text:span text:style-name="T10">2d4:</text:span><text:span text:style-name="T10"><text:tab/></text:span><text:span text:style-name="T10">sb (sp+43),r1</text:span></text:p>
            <text:p><text:span text:style-name="T10"><text:tab/></text:span><text:span text:style-name="T10"> </text:span><text:span text:style-name="T10">2d8:</text:span><text:span text:style-name="T10"><text:tab/></text:span><text:span text:style-name="T10">lbu r2,(sp+43)</text:span></text:p>
            <text:p><text:span text:style-name="T10"><text:tab/></text:span><text:span text:style-name="T10"> </text:span><text:span text:style-name="T10">2dc:</text:span><text:span text:style-name="T10"><text:tab/></text:span><text:span text:style-name="T10">mvi r1,10</text:span></text:p>
            <text:p><text:span text:style-name="T10"><text:tab/></text:span><text:span text:style-name="T10"> </text:span><text:span text:style-name="T10">2e0:</text:span><text:span text:style-name="T10"><text:tab/></text:span><text:span text:style-name="T10">bgu r2,r1,2cc </text:span></text:p>
            <text:p><text:span text:style-name="T2"><text:s text:c="2"/></text:span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08:04:22</meta:creation-date>
    <dc:date>2012-04-24T12:03:22</dc:date>
    <meta:editing-duration>PT1H10M43S</meta:editing-duration>
    <meta:editing-cycles>39</meta:editing-cycles>
    <meta:generator>LibreOffice/3.5$Linux_x86 LibreOffice_project/350m1$Build-102</meta:generator>
    <meta:document-statistic meta:object-count="28"/>
  </office:meta>
</office:document-meta>
</file>